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8.91pt"/>
    </style:style>
    <style:style style:name="co2" style:family="table-column">
      <style:table-column-properties fo:break-before="auto" style:column-width="202.7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4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terials">
      <style:table-properties table:display="true" style:writing-mode="lr-tb"/>
    </style:style>
    <style:style style:name="ta2" style:family="table" style:master-page-name="PageStyle_5f_Tools_20__26__20_Misc">
      <style:table-properties table:display="true" style:writing-mode="lr-tb"/>
    </style:style>
    <style:style style:name="ta3" style:family="table" style:master-page-name="PageStyle_5f_Bare_20_Minimu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7NPDWZJ7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828387BM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8D5ZD528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91TN2ZPY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1DKC2GQ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CYSQBDVV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CMLB6W73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0S8GU03A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www.amazon.com/dp/B07SVNGBZ7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5" office:value-type="string" office:string-value="Total Cost" calcext:value-type="string">
            <text:p><text:s/>Total Cost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ogy 100W 12 Volt Solar Panel</text:p>
          </table:table-cell>
          <table:table-cell table:style-name="ce4" office:value-type="string" calcext:value-type="string">
            <text:p><text:a xlink:href="https://www.amazon.com/dp/B07GF5JY35" xlink:type="simple">https://www.amazon.com/dp/B07GF5JY35</text:a></text:p>
          </table:table-cell>
          <table:table-cell table:style-name="ce6" office:value-type="float" office:value="79.99" calcext:value-type="float">
            <text:p><text:s/>$79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ogy Wanderer 10 Amp Charge Controller</text:p>
          </table:table-cell>
          <table:table-cell table:style-name="ce4" office:value-type="string" calcext:value-type="string">
            <text:p><text:a xlink:href="https://www.amazon.com/dp/B07NPDWZJ7" xlink:type="simple">https://www.amazon.com/dp/B07NPDWZJ7</text:a></text:p>
          </table:table-cell>
          <table:table-cell table:style-name="ce7" office:value-type="float" office:value="26.99" calcext:value-type="float">
            <text:p><text:s/>$26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0x170x110mm Clear Front Junction Box</text:p>
          </table:table-cell>
          <table:table-cell table:style-name="ce4" office:value-type="string" calcext:value-type="string">
            <text:p><text:a xlink:href="https://www.amazon.com/dp/B0828387BM" xlink:type="simple">https://www.amazon.com/dp/B0828387BM</text:a></text:p>
          </table:table-cell>
          <table:table-cell table:style-name="ce8" office:value-type="float" office:value="23.39" calcext:value-type="float">
            <text:p><text:s/>$23.3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 Pack ESP-WROOM-32 Devkit</text:p>
          </table:table-cell>
          <table:table-cell table:style-name="ce4" office:value-type="string" calcext:value-type="string">
            <text:p><text:a xlink:href="https://www.amazon.com/dp/B08D5ZD528" xlink:type="simple">https://www.amazon.com/dp/B08D5ZD528</text:a></text:p>
          </table:table-cell>
          <table:table-cell table:style-name="ce9" office:value-type="float" office:value="15.99" calcext:value-type="float">
            <text:p><text:s/>$15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 Pack TTL to RS232 Module</text:p>
          </table:table-cell>
          <table:table-cell table:style-name="ce4" office:value-type="string" calcext:value-type="string">
            <text:p><text:a xlink:href="https://www.amazon.com/dp/B091TN2ZPY" xlink:type="simple">https://www.amazon.com/dp/B091TN2ZPY</text:a></text:p>
          </table:table-cell>
          <table:table-cell table:style-name="ce10" office:value-type="float" office:value="9.99" calcext:value-type="float">
            <text:p><text:s/>$9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 Pack DHT11 Module</text:p>
          </table:table-cell>
          <table:table-cell table:style-name="ce4" office:value-type="string" calcext:value-type="string">
            <text:p><text:a xlink:href="https://www.amazon.com/dp/B01DKC2GQ0" xlink:type="simple">https://www.amazon.com/dp/B01DKC2GQ0</text:a></text:p>
          </table:table-cell>
          <table:table-cell table:style-name="ce11" office:value-type="float" office:value="9.99" calcext:value-type="float">
            <text:p><text:s/>$9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20 4 Pin 300V 20A Connector</text:p>
          </table:table-cell>
          <table:table-cell table:style-name="ce4" office:value-type="string" calcext:value-type="string">
            <text:p><text:a xlink:href="https://www.amazon.com/dp/B0CYSQBDVV" xlink:type="simple">https://www.amazon.com/dp/B0CYSQBDVV</text:a></text:p>
          </table:table-cell>
          <table:table-cell table:style-name="ce12" office:value-type="float" office:value="17.99" calcext:value-type="float">
            <text:p><text:s/>$17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 Pack 15A DPST Toggle Switch</text:p>
          </table:table-cell>
          <table:table-cell table:style-name="ce4" office:value-type="string" calcext:value-type="string">
            <text:p><text:a xlink:href="https://www.amazon.com/dp/B0CMLB6W73" xlink:type="simple">https://www.amazon.com/dp/B0CMLB6W73</text:a></text:p>
          </table:table-cell>
          <table:table-cell table:style-name="ce13" office:value-type="float" office:value="8.92" calcext:value-type="float">
            <text:p><text:s/>$8.92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ght Angle Micro USB Cable</text:p>
          </table:table-cell>
          <table:table-cell table:style-name="ce4" office:value-type="string" calcext:value-type="string">
            <text:p><text:a xlink:href="https://www.amazon.com/dp/B00S8GU03A" xlink:type="simple">https://www.amazon.com/dp/B00S8GU03A</text:a></text:p>
          </table:table-cell>
          <table:table-cell table:style-name="ce14" office:value-type="float" office:value="7.99" calcext:value-type="float">
            <text:p><text:s/>$7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Sets 3-Pin (3 Pole) Right Angle Screw Terminal Block Connector</text:p>
          </table:table-cell>
          <table:table-cell table:style-name="ce4" office:value-type="string" calcext:value-type="string">
            <text:p><text:a xlink:href="https://www.amazon.com/dp/B07SVNGBZ7" xlink:type="simple">https://www.amazon.com/dp/B07SVNGBZ7</text:a></text:p>
          </table:table-cell>
          <table:table-cell table:style-name="ce15" office:value-type="float" office:value="7.91" calcext:value-type="float">
            <text:p><text:s/>$7.9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Pack 6x8cm Protoboard</text:p>
          </table:table-cell>
          <table:table-cell table:style-name="ce4" office:value-type="string" calcext:value-type="string">
            <text:p><text:a xlink:href="https://www.amazon.com/dp/B08WJD7HZ5" xlink:type="simple">https://www.amazon.com/dp/B08WJD7HZ5</text:a></text:p>
          </table:table-cell>
          <table:table-cell table:style-name="ce15" office:value-type="float" office:value="11.99" calcext:value-type="float">
            <text:p><text:s/>$11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/Green/Blue/Yellow/White 100 pcs LED Kit</text:p>
          </table:table-cell>
          <table:table-cell table:style-name="ce4" office:value-type="string" calcext:value-type="string">
            <text:p><text:a xlink:href="https://www.amazon.com/dp/B086V2M2TT" xlink:type="simple">https://www.amazon.com/dp/B086V2M2TT</text:a></text:p>
          </table:table-cell>
          <table:table-cell table:style-name="ce15" office:value-type="float" office:value="5.95" calcext:value-type="float">
            <text:p><text:s/>$5.9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50 pcs Resistor Kit 1%</text:p>
          </table:table-cell>
          <table:table-cell table:style-name="ce4" office:value-type="string" calcext:value-type="string">
            <text:p><text:a xlink:href="https://www.amazon.com/BOJACK-Resistor-Ohm-5-6M-Resistors-Assortment/dp/B07P3MFG5D/" xlink:type="simple">https://www.amazon.com/dp/B07P3MFG5D/</text:a></text:p>
          </table:table-cell>
          <table:table-cell table:style-name="ce15" office:value-type="float" office:value="12.99" calcext:value-type="float">
            <text:p><text:s/>$12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0 pcs 2N394 NPN Transistor</text:p>
          </table:table-cell>
          <table:table-cell table:style-name="ce4" office:value-type="string" calcext:value-type="string">
            <text:p><text:a xlink:href="https://www.amazon.com/BOJACK-2N3904-General-Purpose-Transistors/dp/B07T4ZJ76B/" xlink:type="simple">https://www.amazon.com/dp/B07T4ZJ76B/</text:a></text:p>
          </table:table-cell>
          <table:table-cell table:style-name="ce15" office:value-type="float" office:value="6.99" calcext:value-type="float">
            <text:p><text:s/>$6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Pack 14AWG ATC Fuse Holder</text:p>
          </table:table-cell>
          <table:table-cell table:style-name="ce4" office:value-type="string" calcext:value-type="string">
            <text:p><text:a xlink:href="https://www.amazon.com/dp/B07426WCLM" xlink:type="simple">https://www.amazon.com/dp/B07426WCLM</text:a></text:p>
          </table:table-cell>
          <table:table-cell table:style-name="ce15" office:value-type="float" office:value="7.95" calcext:value-type="float">
            <text:p><text:s/>$7.9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Pack 50A Alligator Clips</text:p>
          </table:table-cell>
          <table:table-cell table:style-name="ce4" office:value-type="string" calcext:value-type="string">
            <text:p><text:a xlink:href="https://www.amazon.com/dp/B0773JXZT9" xlink:type="simple">https://www.amazon.com/dp/B0773JXZT9</text:a></text:p>
          </table:table-cell>
          <table:table-cell table:style-name="ce15" office:value-type="float" office:value="6.4" calcext:value-type="float">
            <text:p><text:s/>$6.40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 Pack MC4 Connector Pairs</text:p>
          </table:table-cell>
          <table:table-cell table:style-name="ce4" office:value-type="string" calcext:value-type="string">
            <text:p><text:a xlink:href="https://www.amazon.com/dp/B073TX1N5Q" xlink:type="simple">https://www.amazon.com/dp/B073TX1N5Q</text:a></text:p>
          </table:table-cell>
          <table:table-cell table:style-name="ce15" office:value-type="float" office:value="9.99" calcext:value-type="float">
            <text:p><text:s/>$9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Pack 6P6C RJ11 Connector</text:p>
          </table:table-cell>
          <table:table-cell table:style-name="ce4" office:value-type="string" calcext:value-type="string">
            <text:p><text:a xlink:href="https://www.amazon.com/Telephone-Modular-Connector-Compatible-Stranded/dp/B07YZ7WHFB" xlink:type="simple">https://www.amazon.com/dp/B07YZ7WHFB</text:a></text:p>
          </table:table-cell>
          <table:table-cell table:style-name="ce15" office:value-type="float" office:value="5.79" calcext:value-type="float">
            <text:p><text:s/>$5.7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 Pack ATC 7.5 Amp Fuse</text:p>
          </table:table-cell>
          <table:table-cell table:style-name="ce4" office:value-type="string" calcext:value-type="string">
            <text:p><text:a xlink:href="https://www.amazon.com/Bussmann-ATC-7-5-Brown-Fast-Acting-Automotive/dp/B000G7ALHE" xlink:type="simple">https://www.amazon.com/dp/B000G7ALHE</text:a></text:p>
          </table:table-cell>
          <table:table-cell table:style-name="ce15" office:value-type="float" office:value="4.98" calcext:value-type="float">
            <text:p><text:s/>$4.98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AWG Silicone Wire Red &amp; Black 25ft</text:p>
          </table:table-cell>
          <table:table-cell table:style-name="ce4" office:value-type="string" calcext:value-type="string">
            <text:p><text:a xlink:href="https://www.amazon.com/dp/B07FMTCHC1" xlink:type="simple">https://www.amazon.com/dp/B07FMTCHC1</text:a></text:p>
          </table:table-cell>
          <table:table-cell table:style-name="ce15" office:value-type="float" office:value="17.49" calcext:value-type="float">
            <text:p><text:s/>$17.4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0 pcs Red 22-16 AWG Heat Shrink #6 Ring Terminal</text:p>
          </table:table-cell>
          <table:table-cell table:style-name="ce4" office:value-type="string" calcext:value-type="string">
            <text:p><text:a xlink:href="https://www.amazon.com/dp/B08BLLNH6Q" xlink:type="simple">https://www.amazon.com/dp/B08BLLNH6Q</text:a></text:p>
          </table:table-cell>
          <table:table-cell table:style-name="ce15" office:value-type="float" office:value="21.99" calcext:value-type="float">
            <text:p><text:s/>$21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2 Standoff Kit</text:p>
          </table:table-cell>
          <table:table-cell table:style-name="ce4" office:value-type="string" calcext:value-type="string">
            <text:p><text:a xlink:href="https://www.amazon.com/dp/B0CB89SWW6" xlink:type="simple">https://www.amazon.com/dp/B0CB89SWW6</text:a></text:p>
          </table:table-cell>
          <table:table-cell table:style-name="ce15" office:value-type="float" office:value="9.99" calcext:value-type="float">
            <text:p><text:s/>$9.99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7" table:formula="of:=SUM([.C2:.C23])" office:value-type="float" office:value="331.65" calcext:value-type="float">
            <text:p><text:s/>$331.65 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s &amp; Misc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>
            <text:p>Tools &amp; Equipment</text:p>
          </table:table-cell>
          <table:table-cell table:style-name="ce1" office:value-type="string" calcext:value-type="string">
            <text:p>Suppl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re Stripper/Crimper</text:p>
          </table:table-cell>
          <table:table-cell table:style-name="ce2" office:value-type="string" calcext:value-type="string">
            <text:p>Sold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at Gun </text:p>
          </table:table-cell>
          <table:table-cell table:style-name="ce2" office:value-type="string" calcext:value-type="string">
            <text:p>~1 ft 24 AWG Solid Wire (CAT 3/5/5e/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4 Crimper</text:p>
          </table:table-cell>
          <table:table-cell table:style-name="ce2" office:value-type="string" calcext:value-type="string">
            <text:p>Wrapping W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J11 Crimper</text:p>
          </table:table-cell>
          <table:table-cell table:style-name="ce2" office:value-type="string" calcext:value-type="string">
            <text:p>Two 1/2" #4 Wood Screw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dering Ir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re Cutte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mall Flathead Screwdriv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mall Phillips Screwdriv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lping Han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i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/4" B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/8" B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am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re Wrapp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uter to run Home Assistant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e Minimum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5" office:value-type="string" office:string-value="Total Cost" calcext:value-type="string">
            <text:p><text:s/>Total Cost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ogy 100W 12 Volt Solar Panel</text:p>
          </table:table-cell>
          <table:table-cell table:style-name="ce4" office:value-type="string" calcext:value-type="string">
            <text:p><text:a xlink:href="https://www.amazon.com/dp/B07GF5JY35" xlink:type="simple">https://www.amazon.com/dp/B07GF5JY35</text:a></text:p>
          </table:table-cell>
          <table:table-cell table:style-name="ce6" office:value-type="float" office:value="79.99" calcext:value-type="float">
            <text:p><text:s/>$79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ogy Wanderer 10 Amp Charge Controller</text:p>
          </table:table-cell>
          <table:table-cell table:style-name="ce4" office:value-type="string" calcext:value-type="string">
            <text:p><text:a xlink:href="https://www.amazon.com/dp/B07NPDWZJ7" xlink:type="simple">https://www.amazon.com/dp/B07NPDWZJ7</text:a></text:p>
          </table:table-cell>
          <table:table-cell table:style-name="ce7" office:value-type="float" office:value="26.99" calcext:value-type="float">
            <text:p><text:s/>$26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 Pack 50A Alligator Clips</text:p>
          </table:table-cell>
          <table:table-cell table:style-name="ce4" office:value-type="string" calcext:value-type="string">
            <text:p><text:a xlink:href="https://www.amazon.com/dp/B0773JXZT9" xlink:type="simple">https://www.amazon.com/dp/B0773JXZT9</text:a></text:p>
          </table:table-cell>
          <table:table-cell table:style-name="ce15" office:value-type="float" office:value="6.4" calcext:value-type="float">
            <text:p><text:s/>$6.40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 Pack MC4 Connector Pairs</text:p>
          </table:table-cell>
          <table:table-cell table:style-name="ce4" office:value-type="string" calcext:value-type="string">
            <text:p><text:a xlink:href="https://www.amazon.com/dp/B073TX1N5Q" xlink:type="simple">https://www.amazon.com/dp/B073TX1N5Q</text:a></text:p>
          </table:table-cell>
          <table:table-cell table:style-name="ce15" office:value-type="float" office:value="9.99" calcext:value-type="float">
            <text:p><text:s/>$9.9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 AWG Silicone Wire Red &amp; Black 25ft</text:p>
          </table:table-cell>
          <table:table-cell table:style-name="ce4" office:value-type="string" calcext:value-type="string">
            <text:p><text:a xlink:href="https://www.amazon.com/dp/B07FMTCHC1" xlink:type="simple">https://www.amazon.com/dp/B07FMTCHC1</text:a></text:p>
          </table:table-cell>
          <table:table-cell table:style-name="ce15" office:value-type="float" office:value="17.49" calcext:value-type="float">
            <text:p><text:s/>$17.49 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7" table:formula="of:=SUM([.C2:.C6])" office:value-type="float" office:value="140.86" calcext:value-type="float">
            <text:p><text:s/>$140.86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C4 Crimp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re Stripper/Crimp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ldering Iron &amp; Sold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mall Flathead Screwdriver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s_20__26__20_Misc" style:display-name="PageStyle_Tools &amp; 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e_20_Minimum" style:display-name="PageStyle_Bare Minimu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4" meta:object-count="0"/>
    <meta:generator>LibreOfficeDev/6.0.5.2$Linux_X86_64 LibreOffice_project/</meta:generator>
  </office:meta>
</office:document-meta>
</file>